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13.185cm"/>
    </style:style>
    <style:style style:name="co17" style:family="table-column">
      <style:table-column-properties fo:break-before="auto" style:column-width="16.849cm"/>
    </style:style>
    <style:style style:name="co18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blogCats - B_Review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  <table:table table:name="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Templates - 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7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46S</meta:editing-duration>
    <meta:editing-cycles>19</meta:editing-cycles>
    <meta:generator>OpenOffice/4.1.2$Win32 OpenOffice.org_project/412m3$Build-9782</meta:generator>
    <dc:date>2016-12-12T17:39:32.28</dc:date>
    <dc:creator>Matt </dc:creator>
    <meta:document-statistic meta:table-count="6" meta:cell-count="478" meta:object-count="0"/>
    <meta:user-defined meta:name="Info 1"/>
    <meta:user-defined meta:name="Info 2"/>
    <meta:user-defined meta:name="Info 3"/>
    <meta:user-defined meta:name="Info 4"/>
  </office:meta>
</office:document-meta>
</file>